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801" officeooo:paragraph-rsid="00115801"/>
    </style:style>
    <style:style style:name="P2" style:family="paragraph" style:parent-style-name="Standard">
      <style:text-properties officeooo:rsid="00124d03" officeooo:paragraph-rsid="00124d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sos para instalação do Git:</text:p>
      <text:p text:style-name="P1"/>
      <text:p text:style-name="P1">sudo apt-get update</text:p>
      <text:p text:style-name="P1"/>
      <text:p text:style-name="P1">git –version</text:p>
      <text:p text:style-name="P1"/>
      <text:p text:style-name="P1">git config –global user.name “Douglas de Barros”</text:p>
      <text:p text:style-name="P1"/>
      <text:p text:style-name="P1">git config –global user.email “<text:a xlink:type="simple" xlink:href="mailto:douglasbl18@gmail.com" text:style-name="Internet_20_link" text:visited-style-name="Visited_20_Internet_20_Link">douglasbl18@gmail.com</text:a>”</text:p>
      <text:p text:style-name="P1"/>
      <text:p text:style-name="P1">git config user.name</text:p>
      <text:p text:style-name="P1"/>
      <text:p text:style-name="P1">git config user.email</text:p>
      <text:p text:style-name="P1"/>
      <text:p text:style-name="P1">git clone https://…….</text:p>
      <text:p text:style-name="P1"/>
      <text:p text:style-name="P1">Cd “pasta criada depois da clonagem”</text:p>
      <text:p text:style-name="P1"/>
      <text:p text:style-name="P1">git init</text:p>
      <text:p text:style-name="P1"/>
      <text:p text:style-name="P1">git add .</text:p>
      <text:p text:style-name="P1"/>
      <text:p text:style-name="P1">git commit -m “Meu primeiro comit, 0.2!”</text:p>
      <text:p text:style-name="P1"/>
      <text:p text:style-name="P1">git push -u origin main</text:p>
      <text:p text:style-name="P1"/>
      <text:p text:style-name="P1"><text:tab/>username: Doug15s</text:p>
      <text:p text:style-name="P1"><text:tab/>Password: “token?”</text:p>
      <text:p text:style-name="P1"/>
      <text:p text:style-name="P2">Confira no Github!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11:49:51.673867272</meta:creation-date>
    <dc:date>2025-09-03T12:01:33.461447654</dc:date>
    <meta:editing-duration>PT56S</meta:editing-duration>
    <meta:editing-cycles>1</meta:editing-cycles>
    <meta:document-statistic meta:table-count="0" meta:image-count="0" meta:object-count="0" meta:page-count="1" meta:paragraph-count="16" meta:word-count="61" meta:character-count="396" meta:non-whitespace-character-count="349"/>
    <meta:generator>LibreOffice/24.2.7.2$Linux_X86_64 LibreOffice_project/420$Build-2</meta:generator>
  </office:meta>
</office:document-meta>
</file>